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429in"/>
    </style:style>
    <style:style style:name="co2" style:family="table-column">
      <style:table-column-properties fo:break-before="auto" style:column-width="2.8953in"/>
    </style:style>
    <style:style style:name="co3" style:family="table-column">
      <style:table-column-properties fo:break-before="auto" style:column-width="0.8402in"/>
    </style:style>
    <style:style style:name="co4" style:family="table-column">
      <style:table-column-properties fo:break-before="auto" style:column-width="3.7709in"/>
    </style:style>
    <style:style style:name="co5" style:family="table-column">
      <style:table-column-properties fo:break-before="auto" style:column-width="0.8917in"/>
    </style:style>
    <style:style style:name="co6" style:family="table-column">
      <style:table-column-properties fo:break-before="auto" style:column-width="0.6575in"/>
    </style:style>
    <style:style style:name="co7" style:family="table-column">
      <style:table-column-properties fo:break-before="auto" style:column-width="1.7252in"/>
    </style:style>
    <style:style style:name="co8" style:family="table-column">
      <style:table-column-properties fo:break-before="auto" style:column-width="1.6161in"/>
    </style:style>
    <style:style style:name="co9" style:family="table-column">
      <style:table-column-properties fo:break-before="auto" style:column-width="0.5339in"/>
    </style:style>
    <style:style style:name="co10" style:family="table-column">
      <style:table-column-properties fo:break-before="auto" style:column-width="0.3799in"/>
    </style:style>
    <style:style style:name="co11" style:family="table-column">
      <style:table-column-properties fo:break-before="auto" style:column-width="6.7728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222in"/>
    </style:style>
    <style:style style:name="ro1" style:family="table-row">
      <style:table-row-properties style:row-height="0.5992in" fo:break-before="auto" style:use-optimal-row-height="false"/>
    </style:style>
    <style:style style:name="ro2" style:family="table-row">
      <style:table-row-properties style:row-height="0.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 style:text-align-source="fix" style:repeat-content="false" fo:wrap-option="wrap" fo:border="0.99pt solid #c0c0c0" style:vertical-align="middle"/>
      <style:paragraph-properties fo:text-align="center" fo:margin-left="0in"/>
      <style:text-properties fo:color="#c0c0c0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wrap-option="wrap" fo:border="0.99pt solid #c0c0c0" style:vertical-align="middle"/>
      <style:paragraph-properties fo:text-align="center" fo:margin-left="0in"/>
      <style:text-properties fo:color="#c0c0c0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 style:data-style-name="N0">
      <style:table-cell-properties fo:background-color="#2f4f4f" style:text-align-source="fix" style:repeat-content="false" fo:wrap-option="wrap" fo:border="0.99pt solid #c0c0c0" style:vertical-align="middle"/>
      <style:paragraph-properties fo:text-align="center" fo:margin-left="0in"/>
      <style:text-properties fo:color="#ffffff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2f4f4f" style:text-align-source="fix" style:repeat-content="false" fo:wrap-option="wrap" fo:border="0.99pt solid #c0c0c0" style:vertical-align="middle"/>
      <style:paragraph-properties fo:text-align="center" fo:margin-left="0in"/>
      <style:text-properties fo:color="#ffffff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ackground-color="#dcdcdc" style:text-align-source="fix" style:repeat-content="false" fo:wrap-option="wrap" fo:border="0.99pt solid #c0c0c0" style:vertical-align="middle"/>
      <style:paragraph-properties fo:text-align="center" fo:margin-left="0in"/>
      <style:text-properties fo:color="#000000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dcdcdc" style:text-align-source="fix" style:repeat-content="false" fo:wrap-option="wrap" fo:border="0.99pt solid #c0c0c0" style:vertical-align="middle"/>
      <style:paragraph-properties fo:text-align="start" fo:margin-left="0.139in"/>
      <style:text-properties fo:color="#000000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99pt solid #c0c0c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wrap-option="wrap" fo:border="0.99pt solid #c0c0c0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oks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6" table:default-cell-style-name="ce3"/>
        <table:table-column table:style-name="co7" table:default-cell-style-name="ce1"/>
        <table:table-column table:style-name="co8" table:default-cell-style-name="ce3"/>
        <table:table-column table:style-name="co9" table:default-cell-style-name="ce2"/>
        <table:table-column table:style-name="co10" table:default-cell-style-name="ce5"/>
        <table:table-column table:style-name="co11" table:default-cell-style-name="ce6"/>
        <table:table-column table:style-name="co12" table:number-columns-repeated="27" table:default-cell-style-name="ce5"/>
        <table:table-column table:style-name="co13" table:number-columns-repeated="12" table:default-cell-style-name="ce5"/>
        <table:table-column table:style-name="co12" table:number-columns-repeated="959" table:default-cell-style-name="ce5"/>
        <table:table-column table:style-name="co12" table:number-columns-repeated="11" table:default-cell-style-name="ce7"/>
        <table:table-column table:style-name="co12" table:number-columns-repeated="2" table:default-cell-style-name="ce8"/>
        <table:table-row table:style-name="ro1">
          <table:table-cell table:number-columns-repeated="10"/>
          <table:table-cell office:value-type="string" calcext:value-type="string">
            <text:p>This uses </text:p>
            <text:p>= CONCAT(A2:I2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{ title: `</text:p>
          </table:table-cell>
          <table:table-cell office:value-type="string" calcext:value-type="string">
            <text:p>C Computer Science</text:p>
          </table:table-cell>
          <table:table-cell office:value-type="string" calcext:value-type="string">
            <text:p>`, url: `</text:p>
          </table:table-cell>
          <table:table-cell table:style-name="ce4" office:value-type="string" calcext:value-type="string">
            <text:p>media/pdf/C Computer Science by Christopher Topalian.pdf</text:p>
          </table:table-cell>
          <table:table-cell office:value-type="string" calcext:value-type="string">
            <text:p>`, tag: `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`, description: `</text:p>
          </table:table-cell>
          <table:table-cell office:value-type="string" calcext:value-type="string">
            <text:p>programming</text:p>
          </table:table-cell>
          <table:table-cell office:value-type="string" calcext:value-type="string">
            <text:p>` },</text:p>
          </table:table-cell>
          <table:table-cell/>
          <table:table-cell table:formula="of:= COM.MICROSOFT.CONCAT([.A2:.I2])" office:value-type="string" office:string-value="{ title: `C Computer Science`, url: `media/pdf/C Computer Science by Christopher Topalian.pdf`, tag: `pdf`, description: `programming` }," calcext:value-type="string">
            <text:p>{ title: `C Computer Science`, url: `media/pdf/C Computer Science by Christopher Topalian.pdf`, tag: `pdf`, description: `programming` },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{ title: `</text:p>
          </table:table-cell>
          <table:table-cell office:value-type="string" calcext:value-type="string">
            <text:p>C++ Computer Science</text:p>
          </table:table-cell>
          <table:table-cell office:value-type="string" calcext:value-type="string">
            <text:p>`, url: `</text:p>
          </table:table-cell>
          <table:table-cell table:style-name="ce4" office:value-type="string" calcext:value-type="string">
            <text:p>media/pdf/C++ Computer Science by Christopher Topalian.pdf </text:p>
          </table:table-cell>
          <table:table-cell office:value-type="string" calcext:value-type="string">
            <text:p>`, tag: `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`, description: `</text:p>
          </table:table-cell>
          <table:table-cell office:value-type="string" calcext:value-type="string">
            <text:p>programming</text:p>
          </table:table-cell>
          <table:table-cell office:value-type="string" calcext:value-type="string">
            <text:p>` },</text:p>
          </table:table-cell>
          <table:table-cell/>
          <table:table-cell table:formula="of:= COM.MICROSOFT.CONCAT([.A3:.I3])" office:value-type="string" office:string-value="{ title: `C++ Computer Science`, url: `media/pdf/C++ Computer Science by Christopher Topalian.pdf `, tag: `pdf`, description: `programming` }," calcext:value-type="string">
            <text:p>{ title: `C++ Computer Science`, url: `media/pdf/C++ Computer Science by Christopher Topalian.pdf `, tag: `pdf`, description: `programming` },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{ title: `</text:p>
          </table:table-cell>
          <table:table-cell table:style-name="ce4" office:value-type="string" calcext:value-type="string">
            <text:p>JavaScript Code Volume 1</text:p>
          </table:table-cell>
          <table:table-cell office:value-type="string" calcext:value-type="string">
            <text:p>`, url: `</text:p>
          </table:table-cell>
          <table:table-cell table:style-name="ce4" office:value-type="string" calcext:value-type="string">
            <text:p>media/pdf/JavaScript Code Volume 1 by Christopher Topalian.pdf</text:p>
          </table:table-cell>
          <table:table-cell office:value-type="string" calcext:value-type="string">
            <text:p>`, tag: `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`, description: `</text:p>
          </table:table-cell>
          <table:table-cell office:value-type="string" calcext:value-type="string">
            <text:p>programming</text:p>
          </table:table-cell>
          <table:table-cell office:value-type="string" calcext:value-type="string">
            <text:p>` },</text:p>
          </table:table-cell>
          <table:table-cell/>
          <table:table-cell table:formula="of:= COM.MICROSOFT.CONCAT([.A4:.I4])" office:value-type="string" office:string-value="{ title: `JavaScript Code Volume 1`, url: `media/pdf/JavaScript Code Volume 1 by Christopher Topalian.pdf`, tag: `pdf`, description: `programming` }," calcext:value-type="string">
            <text:p>{ title: `JavaScript Code Volume 1`, url: `media/pdf/JavaScript Code Volume 1 by Christopher Topalian.pdf`, tag: `pdf`, description: `programming` },</text:p>
          </table:table-cell>
          <table:table-cell table:number-columns-repeated="1011"/>
        </table:table-row>
        <table:table-row table:style-name="ro2" table:number-rows-repeated="4">
          <table:table-cell/>
          <table:table-cell table:style-name="ce4"/>
          <table:table-cell/>
          <table:table-cell table:style-name="ce4"/>
          <table:table-cell table:number-columns-repeated="1018"/>
        </table:table-row>
        <table:table-row table:style-name="ro2" table:number-rows-repeated="9"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14"/>
        </table:table-row>
        <table:table-row table:style-name="ro2"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/>
          <table:table-cell table:style-name="ce2"/>
          <table:table-cell table:style-name="ce4"/>
          <table:table-cell table:number-columns-repeated="1014"/>
        </table:table-row>
        <table:table-row table:style-name="ro2" table:number-rows-repeated="1048557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0" table:target-range-address="books.A2:books.H12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ime-style style:name="N130" number:title="User-defined">
      <number:seconds number:style="long"/>
    </number:time-style>
    <number:time-style style:name="N131" number:title="User-defined">
      <number:minutes number:style="long"/>
      <number:text>:</number:text>
      <number:seconds number:style="long" number:decimal-places="3"/>
    </number:time-style>
    <number:time-style style:name="N132" number:title="User-defined">
      <number:hours number:style="long"/>
      <number:text>:</number:text>
      <number:minutes number:style="long"/>
      <number:text>:</number:text>
      <number:seconds number:style="long"/>
      <number:seconds/>
    </number:time-style>
    <number:time-style style:name="N133" number:title="User-defined">
      <number:hours number:style="long"/>
      <number:text>:</number:text>
      <number:minutes number:style="long"/>
      <number:text>:</number:text>
      <number:seconds number:style="long"/>
      <number:text>:</number:text>
      <number:seconds number:style="long"/>
      <number:seconds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9">00/00/0000</text:date>, <text:time style:data-style-name="N2" text:time-value="16:25:23.4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9T18:23:30.149000000</meta:creation-date>
    <meta:editing-duration>P0D</meta:editing-duration>
    <meta:editing-cycles>1</meta:editing-cycles>
    <meta:generator>LibreOffice/7.6.6.3$Windows_X86_64 LibreOffice_project/d97b2716a9a4a2ce1391dee1765565ea469b0ae7</meta:generator>
    <dc:title>Topalian Spreadsheet to JavaScript by Christopher Andrew Topalian</dc:title>
    <dc:subject>LibreOffice, Spreadsheet, JavaScript Educational Application</dc:subject>
    <meta:keyword>Spreadsheet</meta:keyword>
    <meta:keyword>Excel</meta:keyword>
    <meta:keyword>LibreOffice</meta:keyword>
    <meta:keyword>Calc</meta:keyword>
    <meta:keyword>LibreOffice Calc</meta:keyword>
    <meta:keyword>JavaScript</meta:keyword>
    <meta:keyword>JS</meta:keyword>
    <meta:keyword>HTML</meta:keyword>
    <meta:keyword>CSS</meta:keyword>
    <meta:keyword>Computer Programming</meta:keyword>
    <meta:keyword>Computer Science</meta:keyword>
    <meta:keyword>Array of Objects</meta:keyword>
    <dc:description>Dedicated to God the Father

Topalian Spreadsheet to JavaScript by Christopher Andrew Topalian
All Rights Reserved Christopher Andrew Topalian Copyright 2000-2024

GitHub.com/ChristopherTopalian
GitHub.com/ChristopherAndrewTopalian
College of Scripting Music &amp; Science
CollegeOfScripting.weebly.com
CollegeOfScripting.wordpress.com
Sites.google.com/view/CollegeOfScripting
Youtube.com/ScriptingCollege
Twitter.com/CollegeOfScript
Rumble.com/user/CollegeOfScripting</dc:description>
    <meta:document-statistic meta:table-count="1" meta:cell-count="31" meta:object-count="0"/>
  </office:meta>
</office:document-meta>
</file>